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6b72" officeooo:paragraph-rsid="00056b72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6b72" officeooo:paragraph-rsid="00056b72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MASH!</text:p>
      <text:p text:style-name="P1"/>
      <text:p text:style-name="P2">Smash! Es un juego que consiste en aplastar el mayor numero de topos en el tiempo que se nos d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6T08:57:08.603000000</meta:creation-date>
    <dc:date>2021-04-26T09:00:39.459000000</dc:date>
    <meta:editing-duration>PT3M31S</meta:editing-duration>
    <meta:editing-cycles>1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2" meta:word-count="21" meta:character-count="102" meta:non-whitespace-character-count="83"/>
  </office:meta>
</office:document-meta>
</file>